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fee0"/>
    </style:style>
    <style:style style:name="P2" style:family="paragraph" style:parent-style-name="Standard">
      <style:text-properties officeooo:rsid="0010fee0" officeooo:paragraph-rsid="0010fee0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0fee0"/>
    </style:style>
    <style:style style:name="P4" style:family="paragraph" style:parent-style-name="Standard">
      <style:text-properties officeooo:rsid="00113c06" officeooo:paragraph-rsid="00113c06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2ffea" officeooo:paragraph-rsid="0012ffe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ffea" officeooo:paragraph-rsid="0013873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0fee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0fee0"/>
    </style:style>
    <style:style style:name="P9" style:family="paragraph" style:parent-style-name="Standard">
      <style:text-properties style:text-underline-style="none" fo:font-weight="bold" officeooo:rsid="0012ffea" officeooo:paragraph-rsid="0012ffea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2ffea" officeooo:paragraph-rsid="0013873c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3873c" officeooo:paragraph-rsid="0013873c" style:font-weight-asian="bold" style:font-weight-complex="bold"/>
    </style:style>
    <style:style style:name="P12" style:family="paragraph" style:parent-style-name="Standard">
      <style:text-properties officeooo:paragraph-rsid="0012ffea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2ff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.049cm" loext:border="0.06pt solid #d9d9e3"/>
    </style:style>
    <style:style style:name="T3" style:family="text">
      <style:text-properties fo:font-weight="bold" officeooo:rsid="0012ffea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2ffea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fee0"/>
    </style:style>
    <style:style style:name="T8" style:family="text">
      <style:text-properties style:text-underline-style="none" fo:font-weight="bold" officeooo:rsid="0010fee0" style:font-weight-asian="bold" style:font-weight-complex="bold"/>
    </style:style>
    <style:style style:name="T9" style:family="text">
      <style:text-properties style:text-underline-style="none" fo:font-weight="normal" officeooo:rsid="0010fee0" style:font-weight-asian="normal" style:font-weight-complex="normal"/>
    </style:style>
    <style:style style:name="T10" style:family="text">
      <style:text-properties officeooo:rsid="0012ffea"/>
    </style:style>
    <style:style style:name="T11" style:family="text">
      <style:text-properties loext:padding="0.049cm" loext:border="0.06pt solid #d9d9e3"/>
    </style:style>
    <style:style style:name="T12" style:family="text">
      <style:text-properties officeooo:rsid="001387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E<text:span text:style-name="T10">XERCICE 1 :</text:span></text:p>
      <text:p text:style-name="P1"/>
      <text:p text:style-name="P1">Quel est l’affichage produit par le programme suivant?</text:p>
      <text:p text:style-name="P1"/>
      <text:p text:style-name="P1"/>
      <text:p text:style-name="P3"/>
      <text:p text:style-name="P1"/>
      <text:p text:style-name="Standard"><text:s text:c="6"/>class Test {</text:p>
      <text:p text:style-name="Standard"/>
      <text:p text:style-name="Standard"/>
      <text:p text:style-name="Standard"><text:s text:c="17"/>public static void echange(int i, int j) {</text:p>
      <text:p text:style-name="Standard"/>
      <text:p text:style-name="Standard"><text:s text:c="29"/>int aux = i;</text:p>
      <text:p text:style-name="Standard"><text:s text:c="30"/>i = j;</text:p>
      <text:p text:style-name="Standard"><text:s text:c="30"/>j = aux;</text:p>
      <text:p text:style-name="Standard"><text:s text:c="15"/>}</text:p>
      <text:p text:style-name="Standard"/>
      <text:p text:style-name="Standard"><text:s text:c="18"/>public static void main(String[] args) {</text:p>
      <text:p text:style-name="Standard"><text:s text:c="30"/>int a = 1;</text:p>
      <text:p text:style-name="Standard"><text:s text:c="30"/>int b = 2;</text:p>
      <text:p text:style-name="Standard"/>
      <text:p text:style-name="Standard"><text:s text:c="29"/>echange(a,b);</text:p>
      <text:p text:style-name="Standard"><text:s text:c="29"/>System.out.println("a = " + a);</text:p>
      <text:p text:style-name="Standard"><text:s text:c="29"/>System.out.println("b = " + b</text:p>
      <text:p text:style-name="Standard"><text:s text:c="17"/>}</text:p>
      <text:p text:style-name="Standard"/>
      <text:p text:style-name="P2"><text:s text:c="3"/>}</text:p>
      <text:p text:style-name="Standard"/>
      <text:p text:style-name="Standard"/>
      <text:p text:style-name="Standard"/>
      <text:p text:style-name="P1"><text:s text:c="12"/><text:span text:style-name="T6"><text:s/>- l’affichage </text:span><text:span text:style-name="T7">sera : </text:span><text:span text:style-name="T8">2, </text:span><text:span text:style-name="T9">puis : </text:span><text:span text:style-name="T8">1</text:span></text:p>
      <text:p text:style-name="P4"><text:s text:c="13"/>-car on appel la méthode echange au nivaux du (void main(String[] args) )</text:p>
      <text:p text:style-name="P4"/>
      <text:p text:style-name="P4"/>
      <text:p text:style-name="P4"/>
      <text:p text:style-name="P4"/>
      <text:p text:style-name="P5">EXERCICE 2 :</text:p>
      <text:p text:style-name="P5"/>
      <text:p text:style-name="P5">1. Ecrire une méthode public static int[] creerTableau(int n) qui crée un tableau de taille n</text:p>
      <text:p text:style-name="P5">et dont les valeurs sont 1, 2, ..., n.</text:p>
      <text:p text:style-name="P9"/>
      <text:p text:style-name="P9"><text:span text:style-name="T11"><text:s text:c="9"/>public</text:span> <text:span text:style-name="T11">static</text:span> <text:span text:style-name="T11">int</text:span>[] creerTableau(<text:span text:style-name="T11">int</text:span> n) { </text:p>
      <text:p text:style-name="P9"/>
      <text:p text:style-name="P9"><text:span text:style-name="T11"><text:s text:c="21"/>int</text:span>[] tab= <text:span text:style-name="T11">new</text:span> <text:span text:style-name="T11">int</text:span>[n]; </text:p>
      <text:p text:style-name="P9"/>
      <text:p text:style-name="P9"><text:span text:style-name="T11"><text:s text:c="22"/>for</text:span> (<text:span text:style-name="T11">int</text:span> <text:span text:style-name="T11">i</text:span> <text:span text:style-name="T11">=</text:span> <text:span text:style-name="T11">0</text:span>; i &lt; n; i++) { </text:p>
      <text:p text:style-name="P9"/>
      <text:p text:style-name="P9"><text:s text:c="24"/>tab[i] = i + <text:span text:style-name="T11">1</text:span>;</text:p>
      <text:p text:style-name="P9"><text:s text:c="16"/>}</text:p>
      <text:p text:style-name="P5"/>
      <text:p text:style-name="P5"><text:soft-page-break/>2. Écrire une méthode public static int somme(int[] tab) qui renvoie la somme de toutes</text:p>
      <text:p text:style-name="P5">les valeurs d’un tableau pris en argument.</text:p>
      <text:p text:style-name="P9"/>
      <text:p text:style-name="P9"/>
      <text:p text:style-name="P9"><text:span text:style-name="T11"><text:s text:c="10"/>public</text:span> <text:span text:style-name="T11">static</text:span> <text:span text:style-name="T11">int</text:span> <text:span text:style-name="T11">somme(int[] tab)</text:span> { </text:p>
      <text:p text:style-name="P9"><text:span text:style-name="T11"><text:s text:c="13"/>int</text:span> tab,<text:span text:style-name="T11">somme </text:span></text:p>
      <text:p text:style-name="P9"/>
      <text:p text:style-name="P9"><text:s text:c="12"/><text:span text:style-name="T11">for</text:span> (<text:span text:style-name="T11">int</text:span> <text:span text:style-name="T11">i</text:span> <text:span text:style-name="T11">=</text:span> <text:span text:style-name="T11">0</text:span>; i &lt; tab.; i++) { </text:p>
      <text:p text:style-name="P9"><text:s text:c="14"/>somme = somme +tab[i]; </text:p>
      <text:p text:style-name="P9">} </text:p>
      <text:p text:style-name="P9"><text:span text:style-name="T11"><text:s text:c="5"/>return</text:span> somme; }</text:p>
      <text:p text:style-name="P9"/>
      <text:p text:style-name="P9"/>
      <text:p text:style-name="P9"/>
      <text:p text:style-name="P5">3.Écrire une méthode public static void incremente(int[] tab) qui ajoute 1 à la valeur de</text:p>
      <text:p text:style-name="Standard"><text:span text:style-name="T5">chaque case du tableau. </text:span>(Comparez-la avec la méthode echange de l’exercice 1.<text:span text:style-name="T10">(je ne comprends pas vraiment)</text:span>)</text:p>
      <text:p text:style-name="Standard"/>
      <text:p text:style-name="P12"><text:s text:c="9"/><text:span text:style-name="T2">public</text:span><text:span text:style-name="T1"> </text:span><text:span text:style-name="T2">static</text:span><text:span text:style-name="T1"> </text:span><text:span text:style-name="T2">void</text:span><text:span text:style-name="T1"> </text:span><text:span text:style-name="T2">incremente(int[] tab)</text:span><text:span text:style-name="T1"> { </text:span></text:p>
      <text:p text:style-name="P13"><text:span text:style-name="T2"><text:s text:c="17"/>int</text:span><text:span text:style-name="T1">[] ta</text:span><text:span text:style-name="T3">b ;</text:span></text:p>
      <text:p text:style-name="P12"><text:span text:style-name="T1"/></text:p>
      <text:p text:style-name="P12"><text:span text:style-name="T2"><text:s text:c="16"/>for</text:span><text:span text:style-name="T1"> (</text:span><text:span text:style-name="T2">int</text:span><text:span text:style-name="T1"> </text:span><text:span text:style-name="T2">i</text:span><text:span text:style-name="T1"> </text:span><text:span text:style-name="T2">=</text:span><text:span text:style-name="T1"> </text:span><text:span text:style-name="T2">0</text:span><text:span text:style-name="T1">; i &lt; tab. i++) { </text:span></text:p>
      <text:p text:style-name="P12"><text:span text:style-name="T1"/></text:p>
      <text:p text:style-name="P12"><text:span text:style-name="T1"><text:s text:c="20"/>tab[i] += </text:span><text:span text:style-name="T2">1</text:span><text:span text:style-name="T1">; }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6">EXERCICE <text:span text:style-name="T12">3</text:span>:</text:p>
      <text:p text:style-name="P6"/>
      <text:p text:style-name="P6">1. Quel est l’affichage produit par le programme suivant? Dans le fichier ProgPrincipal.java :</text:p>
      <text:p text:style-name="P6"/>
      <text:p text:style-name="P10"><text:s text:c="4"/>-Jean Durand 25 ans <text:s/>, <text:s/>-Patrick Martin 30 ans <text:s/>, <text:span text:style-name="T12">jean,</text:span></text:p>
      <text:p text:style-name="P10"/>
      <text:p text:style-name="P10"/>
      <text:p text:style-name="P6">4. Quel est l’affichage produit par le programme suivant?</text:p>
      <text:p text:style-name="P10"/>
      <text:p text:style-name="P11"><text:s text:c="6"/>- Ça ne va rien afficher</text:p>
      <text:p text:style-name="P11"/>
      <text:p text:style-name="P11">5. <text:span text:style-name="T4">Quel est l’affichage produit par le programme suivant?</text:span></text:p>
      <text:p text:style-name="P11"><text:span text:style-name="T4"/></text:p>
      <text:p text:style-name="P11"><text:s text:c="8"/>-Jean Durand <text:span text:style-name="T11">a</text:span> <text:span text:style-name="T11">25</text:span> ans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0:15:59.273950919</meta:creation-date>
    <dc:date>2024-01-15T00:46:54.945612082</dc:date>
    <meta:editing-duration>PT2H43M23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2" meta:paragraph-count="47" meta:word-count="293" meta:character-count="2074" meta:non-whitespace-character-count="1251"/>
  </office:meta>
</office:document-meta>
</file>